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4b" officeooo:paragraph-rsid="0004084b"/>
    </style:style>
    <style:style style:name="T1" style:family="text">
      <style:text-properties officeooo:rsid="00046980"/>
    </style:style>
    <style:style style:name="T2" style:family="text">
      <style:text-properties officeooo:rsid="000542ed"/>
    </style:style>
    <style:style style:name="T3" style:family="text">
      <style:text-properties officeooo:rsid="000734c7"/>
    </style:style>
    <style:style style:name="T4" style:family="text">
      <style:text-properties officeooo:rsid="00077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 mortems</text:p>
      <text:p text:style-name="P1"><text:tab/>what’s included in a postmortem</text:p>
      <text:p text:style-name="P1"><text:tab/><text:tab/>description of what happened (project outcomes, challenges encountered, successes achieved)</text:p>
      <text:p text:style-name="P1"><text:tab/><text:tab/>more a look at major events than minor events</text:p>
      <text:p text:style-name="P1"><text:tab/><text:tab/>understand what happened, what were the outcomes, what were challenges, what were successes</text:p>
      <text:p text:style-name="P1"><text:tab/><text:tab/><text:span text:style-name="T1">impact on stakeholders, users, timelines, or system performance</text:span></text:p>
      <text:p text:style-name="P1"><text:tab/><text:tab/><text:span text:style-name="T1">analysis of what contributed to both successes and failures</text:span></text:p>
      <text:p text:style-name="P1"><text:tab/><text:tab/><text:span text:style-name="T2">root causes of any problems or inefficiencies</text:span></text:p>
      <text:p text:style-name="P1"><text:tab/><text:tab/><text:span text:style-name="T2">action plan for improvement in future projects</text:span></text:p>
      <text:p text:style-name="P1"><text:tab/><text:span text:style-name="T3">blameless culture is essential</text:span></text:p>
      <text:p text:style-name="P1"><text:tab/><text:tab/><text:span text:style-name="T4">focused more on process and outcome than people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01:14.280803693</meta:creation-date>
    <dc:date>2026-01-26T16:26:38.521421125</dc:date>
    <meta:editing-duration>PT6H14M5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82" meta:character-count="578" meta:non-whitespace-character-count="489"/>
  </office:meta>
</office:document-meta>
</file>